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6pt" fo:language="fr" fo:country="FR" style:font-size-asian="16pt"/>
    </style:style>
    <style:style style:name="P3" style:family="paragraph" style:parent-style-name="Standard">
      <style:paragraph-properties fo:text-align="center" style:justify-single-word="false"/>
      <style:text-properties fo:font-size="16pt" fo:language="fr" fo:country="FR" style:font-size-asian="16pt"/>
    </style:style>
    <style:style style:name="P4" style:family="paragraph" style:parent-style-name="Standard">
      <style:text-properties fo:text-transform="uppercase" fo:font-size="14pt" fo:language="fr" fo:country="FR" style:font-size-asian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4pt" fo:language="fr" fo:country="FR" officeooo:rsid="003058d8" officeooo:paragraph-rsid="003058d8" style:font-size-asian="14pt"/>
    </style:style>
    <style:style style:name="P6" style:family="paragraph" style:parent-style-name="Standard">
      <style:paragraph-properties fo:text-align="center" style:justify-single-word="false"/>
      <style:text-properties fo:text-transform="uppercase" fo:font-size="16pt" fo:language="fr" fo:country="FR" style:font-size-asian="16pt"/>
    </style:style>
    <style:style style:name="P7" style:family="paragraph" style:parent-style-name="Standard">
      <style:text-properties fo:font-size="14pt" fo:language="fr" fo:country="FR" style:font-size-asian="14pt"/>
    </style:style>
    <style:style style:name="P8" style:family="paragraph" style:parent-style-name="Standard">
      <style:text-properties fo:font-size="14pt" fo:language="fr" fo:country="FR" officeooo:rsid="002b5a5b" officeooo:paragraph-rsid="002ff189" style:font-size-asian="14pt"/>
    </style:style>
    <style:style style:name="P9" style:family="paragraph" style:parent-style-name="Standard">
      <style:text-properties fo:font-size="14pt" fo:language="fr" fo:country="FR" officeooo:rsid="002b5a5b" officeooo:paragraph-rsid="0045a478" style:font-size-asian="14pt"/>
    </style:style>
    <style:style style:name="P10" style:family="paragraph" style:parent-style-name="Standard">
      <style:text-properties fo:font-size="14pt" fo:language="fr" fo:country="FR" officeooo:paragraph-rsid="002ff189" style:font-size-asian="14pt"/>
    </style:style>
    <style:style style:name="P11" style:family="paragraph" style:parent-style-name="Standard">
      <style:text-properties fo:font-size="14pt" fo:language="fr" fo:country="FR" officeooo:paragraph-rsid="0040cf8a" style:font-size-asian="14pt"/>
    </style:style>
    <style:style style:name="P12" style:family="paragraph" style:parent-style-name="Standard">
      <style:text-properties fo:font-size="14pt" fo:language="fr" fo:country="FR" officeooo:paragraph-rsid="0041557a" style:font-size-asian="14pt"/>
    </style:style>
    <style:style style:name="P13" style:family="paragraph" style:parent-style-name="Standard">
      <style:text-properties fo:font-size="14pt" fo:language="en" fo:country="US" style:font-size-asian="14pt"/>
    </style:style>
    <style:style style:name="P14" style:family="paragraph" style:parent-style-name="Standard">
      <style:text-properties fo:font-size="14pt" fo:language="en" fo:country="US" officeooo:rsid="002b5a5b" officeooo:paragraph-rsid="002ff189" style:font-size-asian="14pt"/>
    </style:style>
    <style:style style:name="P15" style:family="paragraph" style:parent-style-name="Standard">
      <style:text-properties fo:font-size="14pt" fo:language="en" fo:country="US" officeooo:rsid="002b5a5b" officeooo:paragraph-rsid="00420347" style:font-size-asian="14pt"/>
    </style:style>
    <style:style style:name="P16" style:family="paragraph" style:parent-style-name="Standard">
      <style:text-properties officeooo:paragraph-rsid="00280a7d"/>
    </style:style>
    <style:style style:name="P17" style:family="paragraph" style:parent-style-name="Standard">
      <style:text-properties officeooo:paragraph-rsid="002ff189"/>
    </style:style>
    <style:style style:name="P18" style:family="paragraph" style:parent-style-name="Standard">
      <loext:graphic-properties draw:fill="solid" draw:fill-color="#9cc2e5"/>
      <style:paragraph-properties fo:background-color="#9cc2e5"/>
      <style:text-properties officeooo:paragraph-rsid="00348b21"/>
    </style:style>
    <style:style style:name="P19" style:family="paragraph" style:parent-style-name="Standard">
      <loext:graphic-properties draw:fill="solid" draw:fill-color="#9cc2e5"/>
      <style:paragraph-properties fo:background-color="#9cc2e5"/>
      <style:text-properties officeooo:paragraph-rsid="0034e3da"/>
    </style:style>
    <style:style style:name="P20" style:family="paragraph" style:parent-style-name="Standard">
      <loext:graphic-properties draw:fill="solid" draw:fill-color="#9cc2e5"/>
      <style:paragraph-properties fo:background-color="#9cc2e5"/>
      <style:text-properties officeooo:paragraph-rsid="0041557a"/>
    </style:style>
    <style:style style:name="P21" style:family="paragraph" style:parent-style-name="Standard">
      <style:text-properties officeooo:paragraph-rsid="0041704f"/>
    </style:style>
    <style:style style:name="P22" style:family="paragraph" style:parent-style-name="Standard">
      <style:text-properties officeooo:paragraph-rsid="00420347"/>
    </style:style>
    <style:style style:name="P23" style:family="paragraph" style:parent-style-name="Standard">
      <loext:graphic-properties draw:fill="solid" draw:fill-color="#9cc2e5"/>
      <style:paragraph-properties fo:background-color="#9cc2e5"/>
      <style:text-properties officeooo:paragraph-rsid="00420347"/>
    </style:style>
    <style:style style:name="P24" style:family="paragraph" style:parent-style-name="Standard">
      <loext:graphic-properties draw:fill="solid" draw:fill-color="#9cc2e5"/>
      <style:paragraph-properties fo:break-before="page" fo:background-color="#9cc2e5"/>
    </style:style>
    <style:style style:name="P25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420347"/>
    </style:style>
    <style:style style:name="P26" style:family="paragraph" style:parent-style-name="List_20_Paragraph" style:list-style-name="WWNum1">
      <style:text-properties fo:font-size="14pt" fo:language="fr" fo:country="FR" officeooo:rsid="0022437f" officeooo:paragraph-rsid="0040cf8a" style:font-size-asian="14pt"/>
    </style:style>
    <style:style style:name="P27" style:family="paragraph" style:parent-style-name="List_20_Paragraph" style:list-style-name="WWNum1">
      <style:text-properties fo:font-size="14pt" fo:language="fr" fo:country="FR" officeooo:rsid="00280a7d" officeooo:paragraph-rsid="0041557a" style:font-size-asian="14pt"/>
    </style:style>
    <style:style style:name="P28" style:family="paragraph" style:parent-style-name="List_20_Paragraph" style:list-style-name="WWNum1">
      <style:text-properties fo:font-size="14pt" fo:language="fr" fo:country="FR" officeooo:rsid="0041557a" officeooo:paragraph-rsid="0041557a" style:font-size-asian="14pt"/>
    </style:style>
    <style:style style:name="P29" style:family="paragraph" style:parent-style-name="List_20_Paragraph" style:list-style-name="WWNum1">
      <style:text-properties fo:font-size="14pt" fo:language="fr" fo:country="FR" officeooo:rsid="002970a3" officeooo:paragraph-rsid="0041557a" style:font-size-asian="14pt"/>
    </style:style>
    <style:style style:name="P30" style:family="paragraph" style:parent-style-name="List_20_Paragraph" style:list-style-name="WWNum1">
      <style:text-properties fo:font-size="14pt" fo:language="fr" fo:country="FR" officeooo:rsid="002970a3" officeooo:paragraph-rsid="00420347" style:font-size-asian="14pt"/>
    </style:style>
    <style:style style:name="P31" style:family="paragraph" style:parent-style-name="List_20_Paragraph" style:list-style-name="WWNum1">
      <style:text-properties fo:font-size="14pt" fo:language="fr" fo:country="FR" officeooo:rsid="0041704f" officeooo:paragraph-rsid="0043b33f" style:font-size-asian="14pt"/>
    </style:style>
    <style:style style:name="P32" style:family="paragraph" style:parent-style-name="List_20_Paragraph" style:list-style-name="WWNum1">
      <style:text-properties fo:font-size="14pt" fo:language="fr" fo:country="FR" officeooo:rsid="0041704f" officeooo:paragraph-rsid="0041704f" style:font-size-asian="14pt"/>
    </style:style>
    <style:style style:name="P33" style:family="paragraph" style:parent-style-name="List_20_Paragraph" style:list-style-name="WWNum1">
      <style:text-properties fo:font-size="14pt" fo:language="fr" fo:country="FR" officeooo:rsid="0045a478" officeooo:paragraph-rsid="0045a478" style:font-size-asian="14pt"/>
    </style:style>
    <style:style style:name="P34" style:family="paragraph" style:parent-style-name="List_20_Paragraph" style:list-style-name="WWNum1">
      <style:text-properties fo:font-size="14pt" fo:language="fr" fo:country="FR" officeooo:paragraph-rsid="0041704f" style:font-size-asian="14pt"/>
    </style:style>
    <style:style style:name="P35" style:family="paragraph" style:parent-style-name="List_20_Paragraph" style:list-style-name="WWNum1">
      <style:text-properties fo:font-size="14pt" fo:language="fr" fo:country="FR" officeooo:paragraph-rsid="00420347" style:font-size-asian="14pt"/>
    </style:style>
    <style:style style:name="P36" style:family="paragraph" style:parent-style-name="List_20_Paragraph" style:list-style-name="WWNum1">
      <style:text-properties fo:font-size="14pt" fo:language="fr" fo:country="FR" officeooo:paragraph-rsid="004688d0" style:font-size-asian="14pt"/>
    </style:style>
    <style:style style:name="P37" style:family="paragraph" style:parent-style-name="List_20_Paragraph" style:list-style-name="WWNum1">
      <style:text-properties fo:font-size="14pt" fo:language="fr" fo:country="FR" officeooo:paragraph-rsid="0046ee77" style:font-size-asian="14pt"/>
    </style:style>
    <style:style style:name="P38" style:family="paragraph" style:parent-style-name="List_20_Paragraph" style:list-style-name="WWNum1">
      <style:text-properties fo:font-size="14pt" fo:language="fr" fo:country="FR" officeooo:rsid="0046ee77" officeooo:paragraph-rsid="0046ee77" style:font-size-asian="14pt"/>
    </style:style>
    <style:style style:name="P39" style:family="paragraph" style:parent-style-name="List_20_Paragraph" style:list-style-name="WWNum1">
      <style:text-properties fo:font-size="14pt" fo:language="fr" fo:country="FR" officeooo:rsid="0046ef5a" officeooo:paragraph-rsid="0046ef5a" style:font-size-asian="14pt"/>
    </style:style>
    <style:style style:name="P40" style:family="paragraph" style:parent-style-name="List_20_Paragraph" style:list-style-name="WWNum1">
      <style:text-properties fo:font-size="14pt" fo:language="fr" fo:country="FR" officeooo:rsid="00490587" officeooo:paragraph-rsid="00490587" style:font-size-asian="14pt"/>
    </style:style>
    <style:style style:name="P41" style:family="paragraph" style:parent-style-name="Standard" style:master-page-name="Standard">
      <style:paragraph-properties fo:text-align="center" style:justify-single-word="false" style:page-number="auto"/>
      <style:text-properties fo:font-size="16pt" fo:language="fr" fo:country="FR" style:font-size-asian="16pt"/>
    </style:style>
    <style:style style:name="P42" style:family="paragraph" style:parent-style-name="Standard">
      <style:text-properties fo:font-size="14pt" fo:language="fr" fo:country="FR" officeooo:rsid="002b5a5b" officeooo:paragraph-rsid="002ff189" style:font-size-asian="14pt"/>
    </style:style>
    <style:style style:name="P43" style:family="paragraph" style:parent-style-name="Standard">
      <style:text-properties fo:font-size="14pt" fo:language="en" fo:country="US" officeooo:rsid="003058d8" officeooo:paragraph-rsid="002ff189" style:font-size-asian="14pt"/>
    </style:style>
    <style:style style:name="T1" style:family="text">
      <style:text-properties fo:text-transform="uppercase" fo:font-size="20pt" fo:language="fr" fo:country="FR" fo:font-weight="bold" style:font-size-asian="20pt" style:font-weight-asian="bold"/>
    </style:style>
    <style:style style:name="T2" style:family="text">
      <style:text-properties fo:text-transform="uppercase" fo:font-size="20pt" fo:language="fr" fo:country="FR" fo:font-weight="bold" officeooo:rsid="0040cf8a" style:font-size-asian="20pt" style:font-weight-asian="bold"/>
    </style:style>
    <style:style style:name="T3" style:family="text">
      <style:text-properties fo:color="#ffffff" fo:font-size="14pt" fo:language="fr" fo:country="FR" fo:font-weight="bold" style:font-size-asian="14pt" style:font-weight-asian="bold"/>
    </style:style>
    <style:style style:name="T4" style:family="text">
      <style:text-properties fo:color="#ffffff" fo:font-size="14pt" fo:language="fr" fo:country="FR" fo:font-weight="bold" officeooo:rsid="003c62f3" style:font-size-asian="14pt" style:font-weight-asian="bold"/>
    </style:style>
    <style:style style:name="T5" style:family="text">
      <style:text-properties fo:color="#ffffff" fo:font-size="14pt" fo:language="fr" fo:country="FR" fo:font-weight="bold" officeooo:rsid="00420347" style:font-size-asian="14pt" style:font-weight-asian="bold"/>
    </style:style>
    <style:style style:name="T6" style:family="text">
      <style:text-properties fo:color="#ffffff" fo:font-size="14pt" fo:language="fr" fo:country="FR" fo:font-style="italic" fo:font-weight="bold" style:font-size-asian="14pt" style:font-style-asian="italic" style:font-weight-asian="bold"/>
    </style:style>
    <style:style style:name="T7" style:family="text">
      <style:text-properties fo:color="#ffffff" fo:font-size="14pt" fo:language="fr" fo:country="FR" fo:font-style="italic" fo:font-weight="bold" officeooo:rsid="0022f5d5" style:font-size-asian="14pt" style:font-style-asian="italic" style:font-weight-asian="bold"/>
    </style:style>
    <style:style style:name="T8" style:family="text">
      <style:text-properties fo:color="#ffffff" fo:font-size="14pt" fo:language="fr" fo:country="FR" fo:font-style="italic" fo:font-weight="bold" officeooo:rsid="00280a7d" style:font-size-asian="14pt" style:font-style-asian="italic" style:font-weight-asian="bold"/>
    </style:style>
    <style:style style:name="T9" style:family="text">
      <style:text-properties fo:color="#ffffff" fo:font-size="14pt" fo:language="fr" fo:country="FR" fo:font-style="italic" fo:font-weight="bold" officeooo:rsid="0041557a" style:font-size-asian="14pt" style:font-style-asian="italic" style:font-weight-asian="bold"/>
    </style:style>
    <style:style style:name="T10" style:family="text">
      <style:text-properties fo:color="#ffffff" fo:font-size="14pt" fo:language="fr" fo:country="FR" fo:font-style="italic" fo:font-weight="bold" officeooo:rsid="00420347" style:font-size-asian="14pt" style:font-style-asian="italic" style:font-weight-asian="bold"/>
    </style:style>
    <style:style style:name="T11" style:family="text">
      <style:text-properties fo:font-size="14pt" fo:language="fr" fo:country="FR" style:font-size-asian="14pt"/>
    </style:style>
    <style:style style:name="T12" style:family="text">
      <style:text-properties fo:font-size="14pt" fo:language="fr" fo:country="FR" officeooo:rsid="00280a7d" style:font-size-asian="14pt"/>
    </style:style>
    <style:style style:name="T13" style:family="text">
      <style:text-properties fo:font-size="14pt" fo:language="fr" fo:country="FR" officeooo:rsid="002b5a5b" style:font-size-asian="14pt"/>
    </style:style>
    <style:style style:name="T14" style:family="text">
      <style:text-properties fo:font-size="14pt" fo:language="fr" fo:country="FR" officeooo:rsid="002ff189" style:font-size-asian="14pt"/>
    </style:style>
    <style:style style:name="T15" style:family="text">
      <style:text-properties fo:font-size="14pt" fo:language="fr" fo:country="FR" officeooo:rsid="0041557a" style:font-size-asian="14pt"/>
    </style:style>
    <style:style style:name="T16" style:family="text">
      <style:text-properties fo:font-size="14pt" fo:language="fr" fo:country="FR" officeooo:rsid="0041704f" style:font-size-asian="14pt"/>
    </style:style>
    <style:style style:name="T17" style:family="text">
      <style:text-properties fo:font-size="14pt" fo:language="fr" fo:country="FR" officeooo:rsid="004688d0" style:font-size-asian="14pt"/>
    </style:style>
    <style:style style:name="T18" style:family="text">
      <style:text-properties fo:font-size="14pt" fo:language="en" fo:country="US" officeooo:rsid="002b5a5b" style:font-size-asian="14pt"/>
    </style:style>
    <style:style style:name="T19" style:family="text">
      <style:text-properties fo:font-size="14pt" fo:language="en" fo:country="US" officeooo:rsid="002ff189" style:font-size-asian="14pt"/>
    </style:style>
    <style:style style:name="T20" style:family="text">
      <style:text-properties fo:font-size="14pt" fo:language="en" fo:country="US" officeooo:rsid="003058d8" style:font-size-asian="14pt"/>
    </style:style>
    <style:style style:name="T21" style:family="text">
      <style:text-properties fo:font-size="14pt" fo:language="en" fo:country="US" officeooo:rsid="0041704f" style:font-size-asian="14pt"/>
    </style:style>
    <style:style style:name="T22" style:family="text">
      <style:text-properties fo:font-size="14pt" fo:language="en" fo:country="US" officeooo:rsid="0043b33f" style:font-size-asian="14pt"/>
    </style:style>
    <style:style style:name="T23" style:family="text">
      <style:text-properties fo:font-size="14pt" fo:language="en" fo:country="US" officeooo:rsid="0045a478" style:font-size-asian="14pt"/>
    </style:style>
    <style:style style:name="T24" style:family="text">
      <style:text-properties fo:font-size="14pt" fo:language="en" fo:country="US" officeooo:rsid="004688d0" style:font-size-asian="14pt"/>
    </style:style>
    <style:style style:name="T25" style:family="text">
      <style:text-properties fo:font-size="14pt" fo:language="en" fo:country="US" officeooo:rsid="0046ee77" style:font-size-asian="14pt"/>
    </style:style>
    <style:style style:name="T26" style:family="text">
      <style:text-properties officeooo:rsid="0040cf8a"/>
    </style:style>
    <style:style style:name="T27" style:family="text">
      <style:text-properties officeooo:rsid="0041557a"/>
    </style:style>
    <style:style style:name="T28" style:family="text">
      <style:text-properties officeooo:rsid="00439f98"/>
    </style:style>
    <style:style style:name="T29" style:family="text">
      <style:text-properties officeooo:rsid="0043b33f"/>
    </style:style>
    <style:style style:name="T30" style:family="text">
      <style:text-properties officeooo:rsid="0045a478"/>
    </style:style>
    <style:style style:name="T31" style:family="text">
      <style:text-properties officeooo:rsid="004905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/>
      <text:p text:style-name="P3"/>
      <text:p text:style-name="P3"/>
      <text:p text:style-name="P3"/>
      <text:p text:style-name="P3"/>
      <text:p text:style-name="P3"/>
      <text:p text:style-name="P3"/>
      <text:p text:style-name="P3">QCM CURSUS Cycle certifiant Machine Learning et Deep Learning avec Python</text:p>
      <text:p text:style-name="P3"/>
      <text:p text:style-name="P2"/>
      <text:p text:style-name="P6">Questionnaire </text:p>
      <text:p text:style-name="P5">(Attention, PLUSIEURS RÉPONSES PEUVENT ÊTRE BONNES)</text:p>
      <text:p text:style-name="P1"><text:span text:style-name="T1">« </text:span><text:span text:style-name="T2">Deep learning par la pratique</text:span><text:span text:style-name="T1"> »</text:span></text:p>
      <text:p text:style-name="P4"/>
      <text:p text:style-name="P5"/>
      <text:p text:style-name="P24"><text:span text:style-name="T3">Question N°1</text:span><text:span text:style-name="T6"> (</text:span><text:span text:style-name="T7">R</text:span><text:span text:style-name="T9">éseau de Neurones</text:span><text:span text:style-name="T6">)</text:span></text:p>
      <text:p text:style-name="P11">Soit des données en dimension 10 et un sortie en dimension 5. On veut</text:p>
      <text:p text:style-name="P11">apprendre un réseau de neurones sans couche cachée. Combien de</text:p>
      <text:p text:style-name="P11">paramètres devont nous apprendre par descente de gradient ?</text:p>
      <text:list xml:id="list873267119" text:style-name="WWNum1">
        <text:list-item>
          <text:p text:style-name="P26">1<text:span text:style-name="T26">5</text:span></text:p>
        </text:list-item>
        <text:list-item>
          <text:p text:style-name="P26">4<text:span text:style-name="T26">2</text:span></text:p>
        </text:list-item>
        <text:list-item>
          <text:p text:style-name="P26">5<text:span text:style-name="T26">0</text:span></text:p>
        </text:list-item>
        <text:list-item>
          <text:p text:style-name="P26">5<text:span text:style-name="T26">5</text:span></text:p>
        </text:list-item>
      </text:list>
      <text:p text:style-name="P7">Bonne Réponse : <text:span text:style-name="T26">4</text:span></text:p>
      <text:p text:style-name="P7"/>
      <text:p text:style-name="P20"><text:span text:style-name="T3">Question N°</text:span><text:span text:style-name="T4">2</text:span><text:span text:style-name="T3"> </text:span><text:span text:style-name="T6">(</text:span><text:span text:style-name="T7">R</text:span><text:span text:style-name="T9">éseau de Neurones</text:span><text:span text:style-name="T6">)</text:span><text:span text:style-name="T3"> </text:span></text:p>
      <text:p text:style-name="P11">On veut maintenant utiliser un réseau avec 3 couches cachées de taille</text:p>
      <text:p text:style-name="P11">20. Combien a-t-on maintenant de paramètres ? </text:p>
      <text:list xml:id="list203445001304907" text:continue-numbering="true" text:style-name="WWNum1">
        <text:list-item>
          <text:p text:style-name="P27">8<text:span text:style-name="T27">60</text:span></text:p>
        </text:list-item>
        <text:list-item>
          <text:p text:style-name="P28">920</text:p>
        </text:list-item>
        <text:list-item>
          <text:p text:style-name="P27">9<text:span text:style-name="T26">60</text:span></text:p>
        </text:list-item>
        <text:list-item>
          <text:p text:style-name="P27">1<text:span text:style-name="T26">025</text:span></text:p>
        </text:list-item>
      </text:list>
      <text:p text:style-name="P16"><text:span text:style-name="T11">Bonne réponse : </text:span><text:span text:style-name="T12">4</text:span></text:p>
      <text:p text:style-name="P13"/>
      <text:p text:style-name="P20"><text:span text:style-name="T3">Question N°</text:span><text:span text:style-name="T4">3</text:span><text:span text:style-name="T3"> </text:span><text:span text:style-name="T6">(</text:span><text:span text:style-name="T7">R</text:span><text:span text:style-name="T9">éseau de Neurones</text:span><text:span text:style-name="T6">)</text:span><text:span text:style-name="T3"> </text:span></text:p>
      <text:p text:style-name="P12">Dans un réseau profond et non-récurrent, la fonction d’activation adaptée</text:p>
      <text:p text:style-name="P12">à une couche cachée dans un problème de classification est la fonction : </text:p>
      <text:list xml:id="list203445799923966" text:continue-numbering="true" text:style-name="WWNum1">
        <text:list-item>
          <text:p text:style-name="P29"><text:span text:style-name="T27">S</text:span>igmoïde</text:p>
        </text:list-item>
        <text:list-item>
          <text:p text:style-name="P29">Tangente hyperbolique</text:p>
        </text:list-item>
        <text:list-item>
          <text:p text:style-name="P29">Rectified Linear Unit</text:p>
        </text:list-item>
        <text:list-item>
          <text:p text:style-name="P29">Softmax</text:p>
        </text:list-item>
      </text:list>
      <text:p text:style-name="Standard"><text:span text:style-name="T11">Bonne réponse : </text:span><text:span text:style-name="T15">3</text:span></text:p>
      <text:p text:style-name="Standard"><text:span text:style-name="T15"/></text:p>
      <text:p text:style-name="P25"><text:span text:style-name="T3">Question N°</text:span><text:span text:style-name="T4">4</text:span><text:span text:style-name="T3"> </text:span><text:span text:style-name="T6">(</text:span><text:span text:style-name="T7">R</text:span><text:span text:style-name="T9">éseau de Neurones</text:span><text:span text:style-name="T6">)</text:span><text:span text:style-name="T3"> </text:span></text:p>
      <text:p text:style-name="P21"><text:span text:style-name="T13">C</text:span><text:span text:style-name="T16">ombien de paramètres sont appris durant </text:span><text:span text:style-name="T13">l’optimisation </text:span><text:span text:style-name="T16">dans une </text:span><text:span text:style-name="T13">couche de dropout ?</text:span></text:p>
      <text:list xml:id="list203445806541587" text:continue-numbering="true" text:style-name="WWNum1">
        <text:list-item>
          <text:p text:style-name="P31">Z<text:span text:style-name="T29">éro</text:span></text:p>
        </text:list-item>
        <text:list-item>
          <text:p text:style-name="P32">autant que de dimensions en entrée</text:p>
        </text:list-item>
        <text:list-item>
          <text:p text:style-name="P32">autant que de dimensions en sortie</text:p>
        </text:list-item>
        <text:list-item>
          <text:p text:style-name="P32">(dimensions en entrée) * (dimensions en sortie)</text:p>
        </text:list-item>
      </text:list>
      <text:p text:style-name="P17"><text:span text:style-name="T18">Bonne réponse : </text:span><text:span text:style-name="T21">1</text:span></text:p>
      <text:p text:style-name="P14"/>
      <text:p text:style-name="P19"><text:span text:style-name="T3">Question N°</text:span><text:span text:style-name="T5">5</text:span><text:span text:style-name="T3"> </text:span><text:span text:style-name="T6">(</text:span><text:span text:style-name="T8">R</text:span><text:span text:style-name="T10">éseaux de convolutions</text:span><text:span text:style-name="T6">)</text:span><text:span text:style-name="T3"> </text:span></text:p>
      <text:p text:style-name="P9">T<text:span text:style-name="T30">rouvez la ou les assertion(s) fausse(s) :</text:span></text:p>
      <text:list xml:id="list203444157841906" text:continue-numbering="true" text:style-name="WWNum1">
        <text:list-item>
          <text:p text:style-name="P33">Dans un réseau de convolution, on alterne nécessairement des successions de couches de convolution puis de pooling</text:p>
        </text:list-item>
        <text:list-item>
          <text:p text:style-name="P34">Les réseaux de convolutions sont directement inspirés de ce qui se passe</text:p>
          <text:p text:style-name="P34">dans le cortex visuel</text:p>
        </text:list-item>
        <text:list-item>
          <text:p text:style-name="P33">Les réseaux de convolutions permettent d’utiliser les dépendances spatiales entre les pixels d’une image</text:p>
        </text:list-item>
        <text:list-item>
          <text:p text:style-name="P33">Les étapes de pooling ont un double intérêt de régularisation et de diminution du nombre de paramètres</text:p>
        </text:list-item>
      </text:list>
      <text:p text:style-name="P17"><text:span text:style-name="T18">Bonne</text:span><text:span text:style-name="T19">s</text:span><text:span text:style-name="T18"> réponse</text:span><text:span text:style-name="T19">s</text:span><text:span text:style-name="T18"> : </text:span><text:span text:style-name="T23">1 et </text:span><text:span text:style-name="T21">2</text:span></text:p>
      <text:p text:style-name="P14"/>
      <text:p text:style-name="P23"><text:span text:style-name="T3">Question N°</text:span><text:span text:style-name="T5">6</text:span><text:span text:style-name="T3"> </text:span><text:span text:style-name="T6">(</text:span><text:span text:style-name="T10">Réseaux de convolutions</text:span><text:span text:style-name="T6">)</text:span><text:span text:style-name="T3"> </text:span></text:p>
      <text:p text:style-name="P10">On effectue un convolution 5x5 <text:span text:style-name="T28">sans padding </text:span>sur une image de dimension 160x90.</text:p>
      <text:p text:style-name="P10">Quelle est la taille de l’image obtenue :</text:p>
      <text:list xml:id="list203445731813443" text:continue-numbering="true" text:style-name="WWNum1">
        <text:list-item>
          <text:p text:style-name="P35">190x60</text:p>
        </text:list-item>
        <text:list-item>
          <text:p text:style-name="P35">160x90</text:p>
        </text:list-item>
        <text:list-item>
          <text:p text:style-name="P35">158x88</text:p>
        </text:list-item>
        <text:list-item>
          <text:p text:style-name="P35">156x86</text:p>
        </text:list-item>
      </text:list>
      <text:p text:style-name="P17"><text:span text:style-name="T18">Bonne réponse : </text:span><text:span text:style-name="T22">4</text:span></text:p>
      <text:p text:style-name="P25"><text:span text:style-name="T3">Question N°</text:span><text:span text:style-name="T5">7</text:span><text:span text:style-name="T4"> </text:span><text:span text:style-name="T6">(</text:span><text:span text:style-name="T8">R</text:span><text:span text:style-name="T10">éseaux réccurents</text:span><text:span text:style-name="T6">)</text:span><text:span text:style-name="T3"> </text:span></text:p>
      <text:p text:style-name="P22"><text:span text:style-name="T13">D</text:span><text:span text:style-name="T16">ans un réseau récurrent profond, quelle fonction d’activation est adaptée pour la partie récurrente du réseau ?</text:span></text:p>
      <text:list xml:id="list203445377793769" text:continue-numbering="true" text:style-name="WWNum1">
        <text:list-item>
          <text:p text:style-name="P30"><text:span text:style-name="T27">S</text:span>igmoïde</text:p>
        </text:list-item>
        <text:list-item>
          <text:p text:style-name="P30">Tangente hyperbolique</text:p>
        </text:list-item>
        <text:list-item>
          <text:p text:style-name="P30">Rectified Linear Unit</text:p>
        </text:list-item>
        <text:list-item>
          <text:p text:style-name="P30">Softmax</text:p>
        </text:list-item>
      </text:list>
      <text:p text:style-name="P22"><text:span text:style-name="T14">Bonne réponse : </text:span><text:span text:style-name="T16">2</text:span></text:p>
      <text:p text:style-name="P15"/>
      <text:p text:style-name="P23"><text:span text:style-name="T3">Question N°</text:span><text:span text:style-name="T4">8</text:span><text:span text:style-name="T3"> </text:span><text:span text:style-name="T6">(</text:span><text:span text:style-name="T8">R</text:span><text:span text:style-name="T10">éseaux réccurents</text:span><text:span text:style-name="T6">)</text:span><text:span text:style-name="T3"> </text:span></text:p>
      <text:p text:style-name="P17"><text:span text:style-name="T13">Quel s</text:span><text:span text:style-name="T17">ont les </text:span><text:span text:style-name="T13">intêret</text:span><text:span text:style-name="T17">s </text:span><text:span text:style-name="T13">des gates dans le</text:span><text:span text:style-name="T17">s</text:span><text:span text:style-name="T13"> LSTM par rapport aux</text:span></text:p>
      <text:p text:style-name="P8">RNN ?</text:p>
      <text:list xml:id="list203444388453426" text:continue-numbering="true" text:style-name="WWNum1">
        <text:list-item>
          <text:p text:style-name="P36">Une plus grande versatilité</text:p>
        </text:list-item>
        <text:list-item>
          <text:p text:style-name="P36">Meilleure robustesse au données bruitées</text:p>
        </text:list-item>
        <text:list-item>
          <text:p text:style-name="P36">Les gradients ne disparaissent plus dans les séquences (raisonnablement) longues</text:p>
        </text:list-item>
        <text:list-item>
          <text:p text:style-name="P36">Une meilleure “mémoire” du modèle dans les séquences longues</text:p>
        </text:list-item>
      </text:list>
      <text:p text:style-name="P17"><text:span text:style-name="T18">Bonne</text:span><text:span text:style-name="T19">s</text:span><text:span text:style-name="T18"> réponse</text:span><text:span text:style-name="T19">s</text:span><text:span text:style-name="T18"> : </text:span><text:span text:style-name="T24">1, </text:span><text:span text:style-name="T19">2, </text:span><text:span text:style-name="T24">3</text:span><text:span text:style-name="T19"> et </text:span><text:span text:style-name="T24">4</text:span></text:p>
      <text:p text:style-name="P14"/>
      <text:p text:style-name="P18"><text:span text:style-name="T3">Question N°</text:span><text:span text:style-name="T4">9</text:span><text:span text:style-name="T3"> </text:span><text:span text:style-name="T6">(</text:span><text:span text:style-name="T8">A</text:span><text:span text:style-name="T10">utoencodeurs</text:span><text:span text:style-name="T6">)</text:span><text:span text:style-name="T3"> </text:span></text:p>
      <text:p text:style-name="P8">Quelle affirmation sur les auto-encodeurs est fausse ?</text:p>
      <text:list xml:id="list203444526076828" text:continue-numbering="true" text:style-name="WWNum1">
        <text:list-item>
          <text:p text:style-name="P38">C’est utilisé uniquement pour compresser de l’information</text:p>
        </text:list-item>
        <text:list-item>
          <text:p text:style-name="P37">Leur apprentissage est non-supervisé</text:p>
        </text:list-item>
        <text:list-item>
          <text:p text:style-name="P37">La taille du code doit toujours être inférieure à la taille de l’entrée</text:p>
        </text:list-item>
        <text:list-item>
          <text:p text:style-name="P39">Les word embeddings sont une sorte d’autoencodage de mots</text:p>
        </text:list-item>
      </text:list>
      <text:p text:style-name="P17"><text:span text:style-name="T13">Bonne</text:span><text:span text:style-name="T18"> </text:span><text:span text:style-name="T13">réponse</text:span><text:span text:style-name="T18"> : </text:span><text:span text:style-name="T25">1</text:span></text:p>
      <text:p text:style-name="P43"/>
      <text:p text:style-name="P25"><text:span text:style-name="T3">Question N°1</text:span><text:span text:style-name="T4">0</text:span><text:span text:style-name="T3"> </text:span><text:span text:style-name="T6">(</text:span><text:span text:style-name="T8">A</text:span><text:span text:style-name="T10">utoencodeurs</text:span><text:span text:style-name="T6">)</text:span><text:span text:style-name="T3"> </text:span></text:p>
      <text:p text:style-name="P8">Quels <text:span text:style-name="T31">type(s) d’autoencodeur(s), une fois appris, est considéré comme un modèle générateur ?</text:span></text:p>
      <text:list xml:id="list203445399960021" text:continue-numbering="true" text:style-name="WWNum1">
        <text:list-item>
          <text:p text:style-name="P40">Stacked-Autoencodeur</text:p>
        </text:list-item>
        <text:list-item>
          <text:p text:style-name="P40">Autoencodeur-débruiteurs</text:p>
        </text:list-item>
        <text:list-item>
          <text:p text:style-name="P40">Autoencodeur Variationel </text:p>
        </text:list-item>
        <text:list-item>
          <text:p text:style-name="P40">Autoencoder de séquence (type seq2seq)</text:p>
        </text:list-item>
      </text:list>
      <text:p text:style-name="P17"><text:span text:style-name="T18">Bonne réponse : </text:span><text:span text:style-name="T20">3</text:span>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contact eqinity</meta:initial-creator>
    <meta:editing-cycles>37</meta:editing-cycles>
    <meta:creation-date>2016-05-19T10:49:00</meta:creation-date>
    <dc:date>2020-05-03T20:34:42.094078640</dc:date>
    <meta:editing-duration>PT3H59M8S</meta:editing-duration>
    <meta:generator>LibreOffice/6.3.5.2$Linux_X86_64 LibreOffice_project/30$Build-2</meta:generator>
    <meta:document-statistic meta:table-count="0" meta:image-count="0" meta:object-count="0" meta:page-count="5" meta:paragraph-count="81" meta:word-count="504" meta:character-count="2990" meta:non-whitespace-character-count="259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